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egrit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4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2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2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4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2" fo:font-size="12pt" style:font-size-asian="12pt" style:font-size-complex="12pt"/>
    </style:style>
    <style:style style:name="T94" style:family="text">
      <style:text-properties style:font-name="Times New Roman2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weight="bold" style:font-weight-asian="bold" style:font-weight-complex="bold"/>
    </style:style>
    <style:style style:name="T10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5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60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2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7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style:font-size-asian="12pt" style:font-size-complex="12pt" fo:font-style="italic" style:font-style-asian="italic" style:font-style-complex="italic" style:font-name-asian="StempelMARIA-Roman" style:font-name-complex="StempelMARIA-Roman"/>
    </style:style>
    <style:style style:name="T177" style:family="text">
      <style:text-properties fo:font-size="12pt" style:font-size-asian="12pt" style:font-size-complex="12pt" fo:font-style="italic" style:font-style-asian="italic" style:font-style-complex="italic" style:font-name-asian="StempelMARIA-Roman" style:font-name-complex="StempelMARIA-Roman" fo:font-weight="bold" style:font-weight-asian="bold" style:font-weight-complex="bold"/>
    </style:style>
    <style:style style:name="T178" style:family="text">
      <style:text-properties fo:font-size="12pt" style:font-size-asian="12pt" style:font-size-complex="12pt" fo:font-style="italic" style:font-style-asian="italic" style:font-style-complex="italic" style:font-name-asian="StempelMARIA-Italic" style:font-name-complex="StempelMARIA-Italic"/>
    </style:style>
    <style:style style:name="T179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0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1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2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3" style:family="text">
      <style:text-properties style:font-name="Times New Roman" style:font-name-asian="Times New Roman" style:font-name-complex="Times New Roman"/>
    </style:style>
    <style:style style:name="T18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9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9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9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94" style:family="text">
      <style:text-properties style:font-name="Times New Roman1" style:font-name-asian="Times New Roman1" style:font-name-complex="Times New Roman1"/>
    </style:style>
    <style:style style:name="T195" style:family="text">
      <style:text-properties style:font-name="Times New Roman" fo:font-size="12pt" style:font-size-asian="12pt" style:font-size-complex="12pt" style:font-name-complex="Times New Roman"/>
    </style:style>
    <style:style style:name="T196" style:family="text">
      <style:text-properties style:font-name="Times New Roman" fo:font-size="12pt" style:font-size-asian="12pt" style:font-size-complex="12pt" style:font-name-complex="Times New Roman1"/>
    </style:style>
    <style:style style:name="T197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98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99" style:family="text">
      <style:text-properties style:font-name="Times New Roman" fo:font-size="12pt" style:font-name-complex="Times New Roman" style:font-size-asian="12pt" style:font-size-complex="12pt"/>
    </style:style>
    <style:style style:name="T200" style:family="text">
      <style:text-properties style:font-name="Times New Roman" fo:font-style="italic" style:font-style-complex="italic"/>
    </style:style>
    <style:style style:name="T201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202" style:family="text">
      <style:text-properties style:font-name="Times New Roman" fo:font-size="12pt" style:font-size-asian="12pt" style:font-size-complex="12pt" fo:font-style="normal" style:font-style-complex="normal"/>
    </style:style>
    <style:style style:name="T203" style:family="text">
      <style:text-properties style:font-name="Times New Roman" fo:font-size="12pt" style:font-size-asian="12pt" style:font-size-complex="12pt" fo:font-style="italic" style:font-style-complex="italic"/>
    </style:style>
    <style:style style:name="T204" style:family="text">
      <style:text-properties fo:font-size="12pt" style:font-size-asian="12pt" style:font-size-complex="12pt" fo:font-style="italic" style:font-style-complex="italic"/>
    </style:style>
    <style:style style:name="T20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0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0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09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10" style:family="text">
      <style:text-properties fo:font-size="12pt" style:font-size-asian="12pt" style:font-size-complex="12pt" fo:font-style="normal" style:font-style-complex="normal" style:font-name="Times New Roman"/>
    </style:style>
    <style:style style:name="T211" style:family="text">
      <style:text-properties style:font-name="Times New Roman" style:font-name-complex="Times New Roman"/>
    </style:style>
    <style:style style:name="T212" style:family="text">
      <style:text-properties style:font-name="Times New Roman" style:font-name-complex="Times New Roman" fo:font-style="italic" style:font-style-complex="italic"/>
    </style:style>
    <style:style style:name="T213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14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15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16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17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18" style:family="text">
      <style:text-properties style:font-name-complex="Times New Roman"/>
    </style:style>
    <style:style style:name="T219" style:family="text">
      <style:text-properties style:font-name-complex="Times New Roman1"/>
    </style:style>
    <style:style style:name="T220" style:family="text">
      <style:text-properties style:font-name-complex="Times New Roman" fo:font-style="italic" style:font-style-complex="italic"/>
    </style:style>
    <style:style style:name="T221" style:family="text">
      <style:text-properties style:font-name-complex="Times New Roman" fo:font-style="normal" style:font-style-complex="normal"/>
    </style:style>
    <style:style style:name="T222" style:family="text">
      <style:text-properties fo:font-size="12pt" style:font-name-complex="Times New Roman" style:font-size-asian="12pt" style:font-size-complex="12pt"/>
    </style:style>
    <style:style style:name="T223" style:family="text">
      <style:text-properties fo:font-size="12pt" style:font-size-asian="12pt" style:font-size-complex="12pt" style:font-name-complex="Times New Roman1"/>
    </style:style>
    <style:style style:name="T224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25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26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27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2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3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31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94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94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94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84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95">Bernat. 1980 </text:span><text:span text:style-name="T196">[1545]</text:span><text:span text:style-name="T195">. </text:span><text:span text:style-name="T197">Linguae vasconum primitiae</text:span><text:span text:style-name="T19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9">Leizarraga, Joanes. 1990 </text:span><text:span text:style-name="T196">[</text:span><text:span text:style-name="T195">1571</text:span><text:span text:style-name="T196">]</text:span><text:span text:style-name="T195">. </text:span><text:span text:style-name="T197">Iesus Christ gure iaunaren testamentu berria, Othoitza ecclesiasticoen forma,Catechismea, Kalendrera, ABC edo christinoen instructionea</text:span><text:span text:style-name="T19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00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99">Urkixo, Julio. 1919. </text:span><text:span text:style-name="T201">El refranero vasco</text:span><text:span text:style-name="T199">, vol. I: </text:span><text:span text:style-name="T201">Los refranes de Garibay</text:span><text:span text:style-name="T199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02">Betolazaren “Doctrina christiana”. </text:span><text:span text:style-name="T203">Euskera</text:span><text:span text:style-name="T20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02">Betolazaren “Doctrina christiana”. </text:span><text:span text:style-name="T203">Euskera</text:span><text:span text:style-name="T20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02">Betolazaren “Doctrina christiana”. </text:span><text:span text:style-name="T203">Euskera</text:span><text:span text:style-name="T20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04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04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04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04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04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05">Floristán, José M</text:span><text:span text:style-name="T206">a</text:span><text:span text:style-name="T205">. 1993. Conflictos fronterizos, espionaje y vascuence a finales del siglo XVI: 20 documentos inéditos. </text:span><text:span text:style-name="T207">Fontes Linguae Vasconum</text:span><text:span text:style-name="T208"> 63. 177</text:span><text:span text:style-name="T209">‒</text:span><text:span text:style-name="T210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94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94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94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83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0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83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0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9">Krajewska, Dorota, Eneko Zuloaga, Ekaitz Santazilia, Borja Ariztimuño, Oxel Uribe-Etxebarria &amp; Urtzi Reguero. 2017. </text:span><text:span text:style-name="T201">Esteve Materraren Do(c)trina Christiana (1617 &amp; 1623): Edizioa eta azterketa</text:span><text:span text:style-name="T19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9">Krajewska, Dorota, Eneko Zuloaga, Ekaitz Santazilia, Borja Ariztimuño, Oxel Uribe-Etxebarria &amp; Urtzi Reguero. 2017. </text:span><text:span text:style-name="T201">Esteve Materraren Do(c)trina Christiana (1617 &amp; 1623): Edizioa eta azterketa</text:span><text:span text:style-name="T19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9">Krajewska, Dorota, Eneko Zuloaga, Ekaitz Santazilia, Borja Ariztimuño, Oxel Uribe-Etxebarria &amp; Urtzi Reguero. 2017. </text:span><text:span text:style-name="T201">Esteve Materraren Do(c)trina Christiana (1617 &amp; 1623): Edizioa eta azterketa</text:span><text:span text:style-name="T19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84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11">Lakarra, Joseba A. 1999. </text:span><text:span text:style-name="T212">L’Interprect ou traduction du françois, espagol &amp; basque</text:span><text:span text:style-name="T211"> (~ 1620): II. Elkarrizketak. </text:span><text:span text:style-name="T213">International Journal of Basque Linguistics and Philology </text:span><text:span text:style-name="T214">[</text:span><text:span text:style-name="T215">ASJU</text:span><text:span text:style-name="T214">] 33(2). 493</text:span><text:span text:style-name="T216">–</text:span><text:span text:style-name="T21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184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11">Lakarra, Joseba A. 1999. </text:span><text:span text:style-name="T212">L’Interprect ou traduction du françois, espagol &amp; basque</text:span><text:span text:style-name="T211"> (~ 1620): II. Elkarrizketak. </text:span><text:span text:style-name="T213">International Journal of Basque Linguistics and Philology </text:span><text:span text:style-name="T214">[</text:span><text:span text:style-name="T215">ASJU</text:span><text:span text:style-name="T214">] 33(2). 493</text:span><text:span text:style-name="T216">–</text:span><text:span text:style-name="T21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84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11">Lakarra, Joseba A. 1999. </text:span><text:span text:style-name="T212">L’Interprect ou traduction du françois, espagol &amp; basque</text:span><text:span text:style-name="T211"> (~ 1620): II. Elkarrizketak. </text:span><text:span text:style-name="T213">International Journal of Basque Linguistics and Philology </text:span><text:span text:style-name="T214">[</text:span><text:span text:style-name="T215">ASJU</text:span><text:span text:style-name="T214">] 33(2). 493</text:span><text:span text:style-name="T216">–</text:span><text:span text:style-name="T21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85">Beriain’s </text:span><text:span text:style-name="T186">Tratado de como se ha de oyr missa</text:span><text:span text:style-name="T187"> (1621)</text:span></text:p>
          </table:table-cell>
          <table:table-cell table:style-name="ce12" office:value-type="string" calcext:value-type="string">
            <text:p><text:span text:style-name="T199">Beriain, Juan. 1621. </text:span><text:span text:style-name="T201">Tratado de como se ha de oyr missa</text:span><text:span text:style-name="T217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185">Axular’s </text:span><text:span text:style-name="T186">Gero</text:span><text:span text:style-name="T187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9">Kapanaga, Martin O. 1656. </text:span><text:span text:style-name="T201">Exposición breue de la doctrina christiana</text:span><text:span text:style-name="T21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18">Oihenart, Arnaud. 2003 </text:span><text:span text:style-name="T219">[1657]</text:span><text:span text:style-name="T218">. </text:span><text:span text:style-name="T220">Euskal atsotitzak eta neurtitzak</text:span><text:span text:style-name="T22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9">Oihenart, Arnaud. 2003 </text:span><text:span text:style-name="T196">[1657]</text:span><text:span text:style-name="T195">. </text:span><text:span text:style-name="T197">Euskal atsotitzak eta neurtitzak</text:span><text:span text:style-name="T19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9">Oihenart, Arnaud. 2003 </text:span><text:span text:style-name="T196">[1657]</text:span><text:span text:style-name="T195">. </text:span><text:span text:style-name="T197">Euskal atsotitzak eta neurtitzak</text:span><text:span text:style-name="T19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9">Oihenart, Arnaud. 2003 </text:span><text:span text:style-name="T196">[1657]</text:span><text:span text:style-name="T195">. </text:span><text:span text:style-name="T197">Euskal atsotitzak eta neurtitzak</text:span><text:span text:style-name="T19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9">Oihenart, Arnaud. 2003 </text:span><text:span text:style-name="T196">[1657]</text:span><text:span text:style-name="T195">. </text:span><text:span text:style-name="T197">Euskal atsotitzak eta neurtitzak</text:span><text:span text:style-name="T19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9">Oihenart, Arnaud. 2003 </text:span><text:span text:style-name="T196">[1657]</text:span><text:span text:style-name="T195">. </text:span><text:span text:style-name="T197">Euskal atsotitzak eta neurtitzak</text:span><text:span text:style-name="T19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9">Oihenart, Arnaud. 2003 </text:span><text:span text:style-name="T196">[1657]</text:span><text:span text:style-name="T195">. </text:span><text:span text:style-name="T197">Euskal atsotitzak eta neurtitzak</text:span><text:span text:style-name="T19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9">[1657]</text:span><text:span text:style-name="T218">. </text:span><text:span text:style-name="T220">Euskal atsotitzak eta neurtitzak</text:span><text:span text:style-name="T22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9">[1657]</text:span><text:span text:style-name="T218">. </text:span><text:span text:style-name="T220">Euskal atsotitzak eta neurtitzak</text:span><text:span text:style-name="T22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9">[1657]</text:span><text:span text:style-name="T218">. </text:span><text:span text:style-name="T220">Euskal atsotitzak eta neurtitzak</text:span><text:span text:style-name="T22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88">Tartas’ </text:span><text:span text:style-name="T189">Onsa hilceco bidia</text:span><text:span text:style-name="T190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0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88">Tartas’ </text:span><text:span text:style-name="T189">Onsa hilceco bidia</text:span><text:span text:style-name="T190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0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88">Tartas’ </text:span><text:span text:style-name="T189">Onsa hilceco bidia</text:span><text:span text:style-name="T190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0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88">Tartas’ </text:span><text:span text:style-name="T189">Onsa hilceco bidia</text:span><text:span text:style-name="T190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0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88">Tartas’ </text:span><text:span text:style-name="T189">Onsa hilceco bidia</text:span><text:span text:style-name="T190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0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0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0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0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0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0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0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88">(18) [present participle + </text:span><text:span text:style-name="T189">izan</text:span><text:span text:style-name="T190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91">Otxoa de Arin’s </text:span><text:span text:style-name="T192">Doctrina christianaren explicacioa</text:span><text:span text:style-name="T193"> (1713)</text:span></text:p>
          </table:table-cell>
          <table:table-cell table:style-name="ce9" office:value-type="string" calcext:value-type="string">
            <text:p><text:span text:style-name="T222">Otxoa de Arin, Joseph. 1902 </text:span><text:span text:style-name="T223">[1713]. </text:span><text:span text:style-name="T224">Doctrina christianaren explicacioa</text:span><text:span text:style-name="T22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185">Xurio’s </text:span><text:span text:style-name="T186">Jesu-Christoren imitacionea</text:span><text:span text:style-name="T187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2">[1720]. </text:span><text:span text:style-name="T203">Jesu-Christoren imitacionea</text:span><text:span text:style-name="T202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191">Barrutia’s </text:span><text:span text:style-name="T192">Acto para la Noche Buena</text:span><text:span text:style-name="T193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94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25">Elizalde, Francisco. 1735. </text:span><text:span text:style-name="T226">Apezendaco dotrina christiana uscáras</text:span><text:span text:style-name="T22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25">Elizalde, Francisco. 1735. </text:span><text:span text:style-name="T226">Apezendaco dotrina christiana uscáras</text:span><text:span text:style-name="T22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25">Elizalde, Francisco. 1735. </text:span><text:span text:style-name="T226">Apezendaco dotrina christiana uscáras</text:span><text:span text:style-name="T22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28">Urkizu, Diego de. 1737. </text:span><text:span text:style-name="T229">Virgina Santissimien Errosario Santuena</text:span><text:span text:style-name="T230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184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84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194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6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85">Kardaberaz’ </text:span><text:span text:style-name="T186">Eusqueraren berri onac</text:span><text:span text:style-name="T187"> (1761)</text:span></text:p>
          </table:table-cell>
          <table:table-cell table:style-name="ce12" office:value-type="string" calcext:value-type="string">
            <text:p>Kardaberaz, Agustin. 2004 [1761]. <text:span text:style-name="T23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6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79">Cer icen </text:span><text:span text:style-name="T180">eman</text:span><text:span text:style-name="T181"> oi </text:span><text:span text:style-name="T180">zate</text:span><text:span text:style-name="T181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79">Beraz onezco damu, edo Contricioarequin confesatzeco prestatzen bada bat, eta Elizara dijoala bidean </text:span><text:span text:style-name="T180">iltzen bada</text:span><text:span text:style-name="T181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2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 table:number-rows-repeated="10475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egrit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28T20:07:08.550000000</dc:date>
    <meta:editing-duration>P1DT20H3M26S</meta:editing-duration>
    <meta:editing-cycles>994</meta:editing-cycles>
    <meta:generator>LibreOffice/7.5.2.2$Windows_X86_64 LibreOffice_project/53bb9681a964705cf672590721dbc85eb4d0c3a2</meta:generator>
    <meta:document-statistic meta:table-count="1" meta:cell-count="10589" meta:object-count="0"/>
  </office:meta>
</office:document-meta>
</file>